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吴 晓</text:p>
      <text:p text:style-name="Text_20_body">=============</text:p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手游项目，上架了appStroe，googlePlay以及国内大量的杂鱼渠道；</text:p>
      <text:h text:style-name="Heading_20_2" text:outline-level="2">特长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。 3.负责一些产品最后阶段的代码调试和检查工作，接入一些商业代码,sdk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C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+</text:p>
        </text:list-item>
        <text:list-item>
          <text:p text:style-name="P2"><text:a xlink:type="simple" xlink:href="https://www.javascript.com/" office:name=""><text:span text:style-name="Definition">javaScript</text:span></text:a>++</text:p>
        </text:list-item>
        <text:list-item>
          <text:p text:style-name="P2"><text:a xlink:type="simple" xlink:href="http://developers.whatwg.org" office:name=""><text:span text:style-name="Definition">HTML</text:span></text:a>++</text:p>
        </text:list-item>
        <text:list-item>
          <text:p text:style-name="P2"><text:a xlink:type="simple" xlink:href="http://www.w3.org/Style/CSS/Overview.en.html" office:name=""><text:span text:style-name="Definition">CSS</text:span></text:a>+</text:p>
        </text:list-item>
        <text:list-item>
          <text:p text:style-name="P2"><text:a xlink:type="simple" xlink:href="https://www.python.org/" office:name=""><text:span text:style-name="Definition">python</text:span></text:a>+</text:p>
        </text:list-item>
        <text:list-item>
          <text:p text:style-name="P2"><text:a xlink:type="simple" xlink:href="http://www.ruby-lang.org/zh_cn/" office:name=""><text:span text:style-name="Definition">Ruby (Rake)</text:span></text:a>++</text:p>
        </text:list-item>
        <text:list-item>
          <text:p text:style-name="P2"><text:a xlink:type="simple" xlink:href="http://www.uml.org/" office:name=""><text:span text:style-name="Definition">UML</text:span></text:a>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unity3d.com/cn/" office:name=""><text:span text:style-name="Definition">Uinity3d</text:span></text:a>+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http,tcp/ip,udp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atlassian.com/software/jira" office:name=""><text:span text:style-name="Definition">JIRA</text:span></text:a>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,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玩耍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